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1cm" svg:height="1.673cm" svg:x="1.434cm" svg:y="1.5cm">
          <draw:text-box>
            <text:p>Page 1 – Title</text:p>
            <text:p/>
          </draw:text-box>
        </draw:frame>
        <draw:frame draw:style-name="gr2" draw:text-style-name="P1" draw:layer="layout" svg:width="10.25cm" svg:height="3cm" svg:x="9.25cm" svg:y="7cm">
          <draw:text-box>
            <text:p>EvoCar – Car Battle Arena</text:p>
          </draw:text-box>
        </draw:frame>
      </draw:page>
      <draw:page draw:name="page2" draw:style-name="dp1" draw:master-page-name="Padrão">
        <draw:frame draw:style-name="gr3" draw:text-style-name="P1" draw:layer="layout" svg:width="20.566cm" svg:height="2.384cm" svg:x="1.434cm" svg:y="1.5cm">
          <draw:text-box>
            <text:p>Page 2 – Feature Basics – Car and Weapons customization.</text:p>
            <text:p/>
          </draw:text-box>
        </draw:frame>
      </draw:page>
      <draw:page draw:name="page3" draw:style-name="dp1" draw:master-page-name="Padrão">
        <draw:frame draw:style-name="gr1" draw:text-style-name="P1" draw:layer="layout" svg:width="11cm" svg:height="1.673cm" svg:x="1.434cm" svg:y="1.5cm">
          <draw:text-box>
            <text:p>Page 3 – Customization Options</text:p>
            <text:p/>
          </draw:text-box>
        </draw:frame>
      </draw:page>
      <draw:page draw:name="page4" draw:style-name="dp1" draw:master-page-name="Padrão">
        <draw:frame draw:style-name="gr1" draw:text-style-name="P1" draw:layer="layout" svg:width="11cm" svg:height="1.673cm" svg:x="1.434cm" svg:y="1.5cm">
          <draw:text-box>
            <text:p>Page 4 – Social Model</text:p>
            <text:p/>
          </draw:text-box>
        </draw:frame>
      </draw:page>
      <draw:page draw:name="page5" draw:style-name="dp1" draw:master-page-name="Padrão">
        <draw:frame draw:style-name="gr1" draw:text-style-name="P1" draw:layer="layout" svg:width="11cm" svg:height="1.673cm" svg:x="1.434cm" svg:y="1.5cm">
          <draw:text-box>
            <text:p>Page 5 – UI</text:p>
            <text:p/>
          </draw:text-box>
        </draw:frame>
      </draw:page>
      <draw:page draw:name="page6" draw:style-name="dp1" draw:master-page-name="Padrão">
        <draw:frame draw:style-name="gr3" draw:text-style-name="P1" draw:layer="layout" svg:width="16.816cm" svg:height="2.384cm" svg:x="1.434cm" svg:y="1.5cm">
          <draw:text-box>
            <text:p>Page 6 – Feature Expansion Roadmap</text:p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8T15:28:57.599000000</meta:creation-date>
    <dc:date>2022-10-10T13:06:19.752000000</dc:date>
    <meta:editing-duration>PT1H4M47S</meta:editing-duration>
    <meta:editing-cycles>3</meta:editing-cycles>
    <meta:generator>LibreOffice/7.3.6.2$Windows_X86_64 LibreOffice_project/c28ca90fd6e1a19e189fc16c05f8f8924961e12e</meta:generator>
    <meta:document-statistic meta:object-count="7"/>
  </office:meta>
</office:document-meta>
</file>